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04000000040CA2F0D1F.png"/>
  <manifest:file-entry manifest:media-type="image/png" manifest:full-path="Pictures/10000000000000580000001F8106ACC5.png"/>
  <manifest:file-entry manifest:media-type="image/png" manifest:full-path="Pictures/100000000000004000000040CF4C2E27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automatic-styles>
    <style:style style:name="Tabla6" style:family="table">
      <style:table-properties style:width="15.928cm" table:align="margins"/>
    </style:style>
    <style:style style:name="Tabla6.A" style:family="table-column">
      <style:table-column-properties style:column-width="15.928cm" style:rel-column-width="65535*"/>
    </style:style>
    <style:style style:name="Tabla6.A1" style:family="table-cell">
      <style:table-cell-properties fo:padding="0.097cm" fo:border="1pt solid #000080"/>
    </style:style>
    <style:style style:name="Tabla1" style:family="table">
      <style:table-properties style:width="15.928cm" table:align="margins"/>
    </style:style>
    <style:style style:name="Tabla1.A" style:family="table-column">
      <style:table-column-properties style:column-width="15.928cm" style:rel-column-width="65535*"/>
    </style:style>
    <style:style style:name="Tabla1.A1" style:family="table-cell">
      <style:table-cell-properties fo:padding="0.097cm" fo:border="1pt solid #000080"/>
    </style:style>
    <style:style style:name="Tabla2" style:family="table">
      <style:table-properties style:width="15.928cm" table:align="margins"/>
    </style:style>
    <style:style style:name="Tabla2.A" style:family="table-column">
      <style:table-column-properties style:column-width="15.928cm" style:rel-column-width="65535*"/>
    </style:style>
    <style:style style:name="Tabla2.A1" style:family="table-cell">
      <style:table-cell-properties fo:padding="0.097cm" fo:border="1pt solid #000080"/>
    </style:style>
    <style:style style:name="Tabla4" style:family="table">
      <style:table-properties style:width="15.928cm" table:align="margins"/>
    </style:style>
    <style:style style:name="Tabla4.A" style:family="table-column">
      <style:table-column-properties style:column-width="15.928cm" style:rel-column-width="65535*"/>
    </style:style>
    <style:style style:name="Tabla4.A1" style:family="table-cell">
      <style:table-cell-properties fo:padding="0.097cm" fo:border="1pt solid #000080"/>
    </style:style>
    <style:style style:name="Tabla7" style:family="table">
      <style:table-properties style:width="15.928cm" table:align="margins"/>
    </style:style>
    <style:style style:name="Tabla7.A" style:family="table-column">
      <style:table-column-properties style:column-width="15.928cm" style:rel-column-width="65535*"/>
    </style:style>
    <style:style style:name="Tabla7.A1" style:family="table-cell">
      <style:table-cell-properties fo:padding="0.097cm" fo:border="1pt solid #000080"/>
    </style:style>
    <style:style style:name="Tabla9" style:family="table">
      <style:table-properties style:width="15.928cm" table:align="margins"/>
    </style:style>
    <style:style style:name="Tabla9.A" style:family="table-column">
      <style:table-column-properties style:column-width="15.928cm" style:rel-column-width="65535*"/>
    </style:style>
    <style:style style:name="Tabla9.A1" style:family="table-cell">
      <style:table-cell-properties fo:padding="0.097cm" fo:border="1pt solid #000080"/>
    </style:style>
    <style:style style:name="Tabla10" style:family="table">
      <style:table-properties style:width="15.928cm" table:align="margins"/>
    </style:style>
    <style:style style:name="Tabla10.A" style:family="table-column">
      <style:table-column-properties style:column-width="15.928cm" style:rel-column-width="65535*"/>
    </style:style>
    <style:style style:name="Tabla10.A1" style:family="table-cell">
      <style:table-cell-properties fo:padding="0.097cm" fo:border="1pt solid #000080"/>
    </style:style>
    <style:style style:name="Tabla8" style:family="table">
      <style:table-properties style:width="15.928cm" table:align="margins"/>
    </style:style>
    <style:style style:name="Tabla8.A" style:family="table-column">
      <style:table-column-properties style:column-width="15.928cm" style:rel-column-width="65535*"/>
    </style:style>
    <style:style style:name="Tabla8.A1" style:family="table-cell">
      <style:table-cell-properties fo:padding="0.097cm" fo:border="1pt solid #000080"/>
    </style:style>
    <style:style style:name="Tabla12" style:family="table">
      <style:table-properties style:width="15.928cm" table:align="margins"/>
    </style:style>
    <style:style style:name="Tabla12.A" style:family="table-column">
      <style:table-column-properties style:column-width="15.928cm" style:rel-column-width="65535*"/>
    </style:style>
    <style:style style:name="Tabla12.A1" style:family="table-cell">
      <style:table-cell-properties fo:padding="0.097cm" fo:border="1pt solid #000080"/>
    </style:style>
    <style:style style:name="TablaCC" style:family="table">
      <style:table-properties style:width="15.928cm" fo:break-before="page" table:align="margins"/>
    </style:style>
    <style:style style:name="TablaCC.A" style:family="table-column">
      <style:table-column-properties style:column-width="15.928cm" style:rel-column-width="65535*"/>
    </style:style>
    <style:style style:name="TablaCC.A1" style:family="table-cell">
      <style:table-cell-properties fo:background-color="#ffff99" fo:padding="0.097cm" fo:border="0.25pt solid #000000">
        <style:background-image/>
      </style:table-cell-properties>
    </style:style>
    <style:style style:name="Tabla3" style:family="table">
      <style:table-properties style:width="15.928cm" table:align="margins"/>
    </style:style>
    <style:style style:name="Tabla3.A" style:family="table-column">
      <style:table-column-properties style:column-width="15.928cm" style:rel-column-width="65535*"/>
    </style:style>
    <style:style style:name="Tabla3.A1" style:family="table-cell">
      <style:table-cell-properties fo:padding="0.097cm" fo:border="1pt solid #000080"/>
    </style:style>
    <style:style style:name="P1" style:family="paragraph" style:parent-style-name="Standard">
      <style:paragraph-properties fo:text-align="center" style:justify-single-word="fals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2" style:family="paragraph" style:parent-style-name="Standard">
      <style:paragraph-properties fo:text-align="center" style:justify-single-word="false"/>
      <style:text-properties style:font-name="Arial1" fo:font-weight="bold" style:font-weight-asian="bold"/>
    </style:style>
    <style:style style:name="P3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color="#000000" style:font-name="Arial1" fo:font-weight="bold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000000" style:font-name="Arial1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Table_20_Contents">
      <style:text-properties style:font-name="Arial"/>
    </style:style>
    <style:style style:name="P8" style:family="paragraph" style:parent-style-name="Standard">
      <style:paragraph-properties fo:margin-left="1.251cm" fo:margin-right="0cm" fo:text-align="start" style:justify-single-word="false" fo:text-indent="0cm" style:auto-text-indent="false" fo:padding="0.049cm" fo:border="0.99pt solid #000080" style:shadow="#808080 0.18cm 0.18cm"/>
      <style:text-properties fo:color="#000080" style:font-name="Courier New1" fo:font-size="12pt" style:text-underline-style="none" fo:font-weight="bold" style:font-size-asian="12pt" style:font-weight-asian="bold" style:font-size-complex="12pt" style:font-weight-complex="bold"/>
    </style:style>
    <style:style style:name="P9" style:family="paragraph" style:parent-style-name="Standard" style:master-page-name="Standard">
      <style:paragraph-properties fo:text-align="center" style:justify-single-word="false" style:page-number="auto" fo:break-before="page" fo:padding-left="0.141cm" fo:padding-right="0.141cm" fo:padding-top="0.035cm" fo:padding-bottom="0.035cm" fo:border="0.51pt solid #000000"/>
      <style:text-properties style:font-name="Arial1" fo:font-size="20pt" fo:font-weight="bold" style:font-size-asian="20pt" style:font-weight-asian="bold" style:font-size-complex="20pt"/>
    </style:style>
    <style:style style:name="P10" style:family="paragraph" style:parent-style-name="Standard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</style:style>
    <style:style style:name="P14" style:family="paragraph" style:parent-style-name="Standard" style:list-style-name="L1">
      <style:paragraph-properties fo:text-align="start" style:justify-single-word="false"/>
    </style:style>
    <style:style style:name="P15" style:family="paragraph" style:parent-style-name="Standard">
      <style:paragraph-properties fo:text-align="start" style:justify-single-word="false"/>
      <style:text-properties style:font-name="Garamond" fo:font-size="10pt" style:text-underline-style="none" fo:font-weight="normal" style:font-size-asian="10pt" style:font-weight-asian="normal" style:font-name-complex="Garamond" style:font-size-complex="12pt" style:font-weight-complex="normal"/>
    </style:style>
    <style:style style:name="P16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P18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size="10pt" style:font-size-asian="10pt" style:font-name-complex="Garamond"/>
    </style:style>
    <style:style style:name="P19" style:family="paragraph" style:parent-style-name="Standard">
      <style:paragraph-properties fo:line-height="150%" fo:background-color="transparent">
        <style:background-image/>
      </style:paragraph-properties>
      <style:text-properties style:font-name="Garamond" style:font-name-complex="Garamond"/>
    </style:style>
    <style:style style:name="P20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style:font-name-complex="Garamond"/>
    </style:style>
    <style:style style:name="P21" style:family="paragraph" style:parent-style-name="Standard">
      <style:paragraph-properties fo:line-height="150%" fo:text-align="center" style:justify-single-word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2" style:family="paragraph" style:parent-style-name="Standard" style:list-style-name="WW8Num3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3" style:family="paragraph" style:parent-style-name="Standard" style:list-style-name="WW8Num2">
      <style:paragraph-properties fo:margin-left="1.884cm" fo:margin-right="0cm" fo:line-height="150%" fo:text-indent="-0.635cm" style:auto-text-indent="false" fo:background-color="transparent">
        <style:tab-stops>
          <style:tab-stop style:position="2.519cm"/>
        </style:tab-stops>
        <style:background-image/>
      </style:paragraph-properties>
      <style:text-properties style:font-name="Garamond" style:font-name-complex="Garamond"/>
    </style:style>
    <style:style style:name="P24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5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  <style:text-properties style:font-name="Garamond" fo:font-weight="bold" style:font-weight-asian="bold" style:font-name-complex="Garamond"/>
    </style:style>
    <style:style style:name="P26" style:family="paragraph" style:parent-style-name="Standard">
      <style:paragraph-properties fo:margin-left="1.931cm" fo:margin-right="0cm" fo:line-height="150%" fo:text-indent="0cm" style:auto-text-indent="false" fo:background-color="transparent">
        <style:background-image/>
      </style:paragraph-properties>
    </style:style>
    <style:style style:name="P27" style:family="paragraph" style:parent-style-name="Standard">
      <style:paragraph-properties fo:margin-left="1.905cm" fo:margin-right="0cm" fo:line-height="150%" fo:text-indent="0cm" style:auto-text-indent="false" fo:background-color="transparent">
        <style:background-image/>
      </style:paragraph-properties>
    </style:style>
    <style:style style:name="P28" style:family="paragraph" style:parent-style-name="Standard">
      <style:paragraph-properties fo:margin-left="1.905cm" fo:margin-right="0cm" fo:line-height="150%" fo:text-align="center" style:justify-single-word="false" fo:text-indent="0cm" style:auto-text-indent="false" fo:background-color="transparent">
        <style:background-image/>
      </style:paragraph-properties>
      <style:text-properties style:font-name="Garamond" style:font-name-complex="Garamond"/>
    </style:style>
    <style:style style:name="P29" style:family="paragraph" style:parent-style-name="Table_20_Contents">
      <style:text-properties style:font-name="Arial"/>
    </style:style>
    <style:style style:name="P30" style:family="paragraph" style:parent-style-name="Text_20_body">
      <style:paragraph-properties fo:margin-left="1.251cm" fo:margin-right="0cm" fo:text-indent="0cm" style:auto-text-indent="false" fo:padding="0.049cm" fo:border="0.74pt solid #000000" style:shadow="#808080 0.18cm 0.18cm"/>
    </style:style>
    <style:style style:name="P31" style:family="paragraph" style:parent-style-name="Heading_20_2">
      <style:text-properties fo:color="#000000" style:font-name="Arial1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800000" style:font-name="Courier New1" fo:font-weight="bold" style:font-weight-asian="bold" style:font-weight-complex="bold"/>
    </style:style>
    <style:style style:name="T3" style:family="text">
      <style:text-properties style:font-name="Arial1" fo:font-size="12pt" style:text-underline-style="none" fo:font-weight="normal" style:font-size-asian="12pt" style:font-weight-asian="normal" style:font-size-complex="12pt" style:font-weight-complex="normal"/>
    </style:style>
    <style:style style:name="T4" style:family="text">
      <style:text-properties style:font-name="Arial1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Garamond" fo:font-size="10pt" fo:font-weight="normal" style:font-size-asian="10pt" style:font-weight-asian="normal" style:font-name-complex="Garamond" style:font-weight-complex="normal"/>
    </style:style>
    <style:style style:name="T7" style:family="text">
      <style:text-properties style:font-name="Garamond" fo:font-weight="bold" style:font-weight-asian="bold" style:font-name-complex="Garamond"/>
    </style:style>
    <style:style style:name="T8" style:family="text">
      <style:text-properties style:font-name="Garamond" fo:font-weight="bold" style:font-name-asian="Garamond" style:font-weight-asian="bold" style:font-name-complex="Garamond"/>
    </style:style>
    <style:style style:name="T9" style:family="text">
      <style:text-properties style:font-name="Garamond" style:font-name-asian="Garamond" style:font-name-complex="Garamond"/>
    </style:style>
    <style:style style:name="T10" style:family="text">
      <style:text-properties style:font-name="Garamond" style:font-name-complex="Garamond"/>
    </style:style>
    <style:style style:name="T11" style:family="text">
      <style:text-properties style:font-name-asian="Garamond"/>
    </style:style>
    <style:style style:name="fr1" style:family="graphic" style:parent-style-name="Graphics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wrap="none" style:vertical-pos="from-top" style:vertical-rel="paragraph" style:horizontal-pos="from-left" style:horizontal-rel="paragraph" fo:background-color="#ffffff" style:background-transparency="0%" fo:padding="0.026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SSV. IES Haría</text:p>
      <text:p text:style-name="P1">UT3. Práctica 7</text:p>
      <text:p text:style-name="P2">Comodines</text:p>
      <text:p text:style-name="P2"/>
      <text:p text:style-name="P2"/>
      <text:p text:style-name="P2"/>
      <text:h text:style-name="P31" text:outline-level="2">Teoría</text:h>
      <text:p text:style-name="P5"/>
      <text:p text:style-name="P13"><text:span text:style-name="T3">La teoría necesaria para hacer esta actividad la tienes en el Wiki en el siguiente </text:span><text:a xlink:type="simple" xlink:href="http://www.cf.iesharia.es:8000/wiki/doku.php/ssv:ut3:comodines">enlace </text:a></text:p>
      <text:p text:style-name="P3"/>
      <text:p text:style-name="P6">Práctica</text:p>
      <text:list xml:id="list1545852229" text:style-name="L1">
        <text:list-item>
          <text:p text:style-name="P11">Ejecuta los comandos necesarios para obtener lo que se pide.</text:p>
        </text:list-item>
        <text:list-item>
          <text:p text:style-name="P11">Si no se especifica el directorio actual, puedes ejecutar el comando desde el directorio que quieras.</text:p>
        </text:list-item>
        <text:list-item>
          <text:p text:style-name="P14"><text:span text:style-name="T3">Inserta en las cajas de texto los comandos ejecutados mostrando el </text:span><text:span text:style-name="T4">prompt del sistema</text:span><text:span text:style-name="T3">. </text:span></text:p>
        </text:list-item>
        <text:list-item>
          <text:p text:style-name="P14"><text:span text:style-name="T4">Ejemplo:</text:span></text:p>
        </text:list-item>
      </text:list>
      <text:p text:style-name="P3"/>
      <text:p text:style-name="P8">usuario@a1pc00:~$ chmod u+x practica/dira/texto1.txt</text:p>
      <text:p text:style-name="P3"/>
      <text:p text:style-name="P3">1. Dentro de la carpeta de usuario crea la carpeta <text:span text:style-name="T1">temp</text:span> (si no existe) y dentro de esta la carpeta <text:span text:style-name="T1">comodines</text:span></text:p>
      <text:p text:style-name="P3">I</text:p>
      <text:p text:style-name="P3">nserta los comandos que necesitaste ejecutar para crear los directorios (Intenta hacerlo con el menor número de comandos posibles)</text:p>
      <text:p text:style-name="P3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7"/>
          </table:table-cell>
        </table:table-row>
      </table:table>
      <text:p text:style-name="P3"/>
      <text:p text:style-name="P3">2. Utilizando el comando <text:span text:style-name="T1">touch</text:span> crea dentro de la carpeta temp los siguientes archivos:</text:p>
      <text:p text:style-name="P3"/>
      <text:p text:style-name="P16"><text:span text:style-name="Source_20_Text">d1t01.flac d1t04.flac d1t07.flac d1t10.flac <text:s/>d2t02.flac d1t01.mp3 <text:s/>d1t04.mp3 d1t07.mp3 d1t10.mp3 <text:s/>d2t02.mp3 d1t01.wav <text:s/>d1t04.wav d1t07.wav d1t10.wav d2t02.wav d1t02.flac d1t05.flac d1t08.flac d1t11.flac <text:s/>d2t03.flac d1t02.mp3 d1t05.mp3 d1t08.mp3 d1t11.mp3 <text:s/>d2t03.mp3 d1t02.wav <text:s/>d1t05.wav d1t08.wav d1t11.wav <text:s/>d2t03.wav d1t03.flac d1t06.flac d1t09.flac d2t01.flac <text:s/>Horslips info.txt d1t03.mp3 <text:s/>d1t06.mp3 d1t09.mp3 d2t01.mp3 <text:s/>playlist.m3u d1t03.wav <text:s/>d1t06.wav d1t09.wav d2t01.wav</text:span></text:p>
      <text:p text:style-name="P4"/>
      <text:p text:style-name="P30"><text:span text:style-name="T4">Significado: </text:span><text:span text:style-name="Strong_20_Emphasis"><text:span text:style-name="T5">disco &lt;número&gt; canción &lt;numero&gt;.formato</text:span></text:span></text:p>
      <text:p text:style-name="P4"/>
      <text:p text:style-name="P3">Inserta los comandos que necesitaste para crear los archivos (Intenta hacerlo con el menor número de comandos posibles)</text:p>
      <text:p text:style-name="P3"/>
      <table:table table:name="Tabla6" table:style-name="Tabla6">
        <table:table-column table:style-name="Tabla6.A"/>
        <table:table-row>
          <table:table-cell table:style-name="Tabla6.A1" office:value-type="string">
            <text:p text:style-name="P7"/>
          </table:table-cell>
        </table:table-row>
      </table:table>
      <text:p text:style-name="P3"/>
      <text:p text:style-name="P3">3. Muestra todos los archivos correspondientes al disco número 2<text:span text:style-name="T2"> </text:span></text:p>
      <text:p text:style-name="P3"/>
      <table:table table:name="Tabla1" table:style-name="Tabla1">
        <table:table-column table:style-name="Tabla1.A"/>
        <text:soft-page-break/>
        <table:table-row>
          <table:table-cell table:style-name="Tabla1.A1" office:value-type="string">
            <text:p text:style-name="P7"/>
          </table:table-cell>
        </table:table-row>
      </table:table>
      <text:p text:style-name="P3"/>
      <text:p text:style-name="P3">4. Muestra todas las canciones cuyo número sea mayor de 9 (10, 11, 12, .. el número empieza por 1 en lugar de por 0)</text:p>
      <table:table table:name="Tabla2" table:style-name="Tabla2">
        <table:table-column table:style-name="Tabla2.A"/>
        <table:table-row>
          <table:table-cell table:style-name="Tabla2.A1" office:value-type="string">
            <text:p text:style-name="P7"/>
          </table:table-cell>
        </table:table-row>
      </table:table>
      <text:p text:style-name="P3"/>
      <text:p text:style-name="P3">5. Muestra las canciones de la 2 a la 5 <text:s/>y la 8 en formato wav o mp3</text:p>
      <table:table table:name="Tabla4" table:style-name="Tabla4">
        <table:table-column table:style-name="Tabla4.A"/>
        <table:table-row>
          <table:table-cell table:style-name="Tabla4.A1" office:value-type="string">
            <text:p text:style-name="P7"/>
          </table:table-cell>
        </table:table-row>
      </table:table>
      <text:p text:style-name="P3"/>
      <text:p text:style-name="P3">6. Renombra todas las canciones con extensión <text:span text:style-name="T1">wav</text:span> a extensión <text:span text:style-name="T1">ogg</text:span>.</text:p>
      <table:table table:name="Tabla7" table:style-name="Tabla7">
        <table:table-column table:style-name="Tabla7.A"/>
        <table:table-row>
          <table:table-cell table:style-name="Tabla7.A1" office:value-type="string">
            <text:p text:style-name="P7"/>
          </table:table-cell>
        </table:table-row>
      </table:table>
      <text:p text:style-name="P4"/>
      <text:p text:style-name="P3">7. Renombra todas las canciones para que en vez empezar por <text:span text:style-name="T1">d</text:span> empiecen por <text:span text:style-name="T1">disco</text:span></text:p>
      <table:table table:name="Tabla9" table:style-name="Tabla9">
        <table:table-column table:style-name="Tabla9.A"/>
        <table:table-row>
          <table:table-cell table:style-name="Tabla9.A1" office:value-type="string">
            <text:p text:style-name="P7"/>
          </table:table-cell>
        </table:table-row>
      </table:table>
      <text:p text:style-name="P4"/>
      <text:p text:style-name="P3">8. Elimina todas las canciones del disco 2 en formato <text:span text:style-name="T1">flac</text:span></text:p>
      <table:table table:name="Tabla10" table:style-name="Tabla10">
        <table:table-column table:style-name="Tabla10.A"/>
        <table:table-row>
          <table:table-cell table:style-name="Tabla10.A1" office:value-type="string">
            <text:p text:style-name="P7"/>
          </table:table-cell>
        </table:table-row>
      </table:table>
      <text:p text:style-name="P4"/>
      <text:p text:style-name="P3">9. Copia todas las canciones con número impar del disco1 a la carpeta temp</text:p>
      <table:table table:name="Tabla8" table:style-name="Tabla8">
        <table:table-column table:style-name="Tabla8.A"/>
        <table:table-row>
          <table:table-cell table:style-name="Tabla8.A1" office:value-type="string">
            <text:p text:style-name="P7"/>
          </table:table-cell>
        </table:table-row>
      </table:table>
      <text:p text:style-name="P3"/>
      <text:p text:style-name="P3">10. Inserta una captura de pantalla de ejecutar tree en la carpeta<text:span text:style-name="T1"> temp</text:span></text:p>
      <table:table table:name="Tabla3" table:style-name="Tabla3">
        <table:table-column table:style-name="Tabla3.A"/>
        <table:table-row>
          <table:table-cell table:style-name="Tabla3.A1" office:value-type="string">
            <text:p text:style-name="P7"/>
          </table:table-cell>
        </table:table-row>
      </table:table>
      <text:p text:style-name="P4"><text:span text:style-name="T1"/></text:p>
      <text:p text:style-name="P3"></text:p>
      <text:p text:style-name="P17"/>
      <table:table table:name="TablaCC" table:style-name="TablaCC">
        <table:table-column table:style-name="TablaCC.A"/>
        <table:table-row>
          <table:table-cell table:style-name="TablaCC.A1" office:value-type="string">
            <text:p text:style-name="P20"><draw:frame draw:style-name="fr2" draw:name="gráficos16" text:anchor-type="char" svg:x="6.348cm" svg:y="-0.637cm" svg:width="2.327cm" svg:height="0.818cm" draw:z-index="2"><draw:image xlink:href="Pictures/10000000000000580000001F8106ACC5.png" xlink:type="simple" xlink:show="embed" xlink:actuate="onLoad"/></draw:frame><text:line-break/>Este<text:span text:style-name="T11"> </text:span>texto<text:span text:style-name="T11"> </text:span>se<text:span text:style-name="T11"> </text:span>distribuye<text:span text:style-name="T11"> </text:span>bajo<text:span text:style-name="T11"> </text:span>licencia:</text:p>
            <text:p text:style-name="P20"/>
            <text:p text:style-name="P21">Creative<text:span text:style-name="T11"> </text:span>Commons</text:p>
            <text:p text:style-name="P21"/>
            <text:p text:style-name="P21">Reconocimiento-CompartirIgual<text:span text:style-name="T11"> 3</text:span>.0</text:p>
            <text:p text:style-name="P20"/>
            <text:p text:style-name="P19">Usted<text:span text:style-name="T11"> </text:span>es<text:span text:style-name="T11"> </text:span>libre<text:span text:style-name="T11"> </text:span>de:</text:p>
            <text:p text:style-name="P20"/>
            <text:list xml:id="list326745754" text:style-name="WW8Num3">
              <text:list-item>
                <text:p text:style-name="P22">copiar,<text:span text:style-name="T11"> </text:span>distribuir<text:span text:style-name="T11"> </text:span>y<text:span text:style-name="T11"> </text:span>comunicar<text:span text:style-name="T11"> </text:span>públicamente<text:span text:style-name="T11"> </text:span>la<text:span text:style-name="T11"> </text:span>obra</text:p>
              </text:list-item>
              <text:list-item>
                <text:p text:style-name="P22">hacer<text:span text:style-name="T11"> </text:span>obras<text:span text:style-name="T11"> </text:span>derivadas</text:p>
              </text:list-item>
            </text:list>
            <text:p text:style-name="P20"/>
            <text:p text:style-name="P19">Bajo<text:span text:style-name="T11"> </text:span>las<text:span text:style-name="T11"> </text:span>condiciones<text:span text:style-name="T11"> </text:span>siguientes:</text:p>
            <text:p text:style-name="P24"/>
            <text:p text:style-name="P26"><draw:frame draw:style-name="fr1" draw:name="gráficos17" text:anchor-type="char" svg:x="0cm" svg:y="0cm" svg:width="0.845cm" svg:height="0.845cm" draw:z-index="1"><draw:image xlink:href="Pictures/100000000000004000000040CA2F0D1F.png" xlink:type="simple" xlink:show="embed" xlink:actuate="onLoad"/></draw:frame><text:span text:style-name="T7">Reconocimiento.</text:span><text:span text:style-name="T9"> </text:span><text:span text:style-name="T10">Debe</text:span><text:span text:style-name="T9"> </text:span><text:span text:style-name="T10">reconocer</text:span><text:span text:style-name="T9"> </text:span><text:span text:style-name="T10">y</text:span><text:span text:style-name="T9"> </text:span><text:span text:style-name="T10">citar</text:span><text:span text:style-name="T9"> </text:span><text:span text:style-name="T10">al</text:span><text:span text:style-name="T9"> </text:span><text:span text:style-name="T10">autor</text:span><text:span text:style-name="T9"> </text:span><text:span text:style-name="T10">original.</text:span></text:p>
            <text:p text:style-name="P25"/>
            <text:p text:style-name="P27"><draw:frame draw:style-name="fr1" draw:name="gráficos18" text:anchor-type="char" svg:x="0cm" svg:y="0.134cm" svg:width="0.845cm" svg:height="0.845cm" draw:z-index="0"><draw:image xlink:href="Pictures/100000000000004000000040CF4C2E27.png" xlink:type="simple" xlink:show="embed" xlink:actuate="onLoad"/></draw:frame><text:span text:style-name="T7">Compartir</text:span><text:span text:style-name="T8"> </text:span><text:span text:style-name="T7">bajo</text:span><text:span text:style-name="T8"> </text:span><text:span text:style-name="T7">la</text:span><text:span text:style-name="T8"> </text:span><text:span text:style-name="T7">misma</text:span><text:span text:style-name="T8"> </text:span><text:span text:style-name="T7">licencia.</text:span><text:span text:style-name="T9"> </text:span><text:span text:style-name="T10">Si</text:span><text:span text:style-name="T9"> </text:span><text:span text:style-name="T10">altera</text:span><text:span text:style-name="T9"> </text:span><text:span text:style-name="T10">o</text:span><text:span text:style-name="T9"> </text:span><text:span text:style-name="T10">transforma</text:span><text:span text:style-name="T9"> </text:span><text:span text:style-name="T10">esta</text:span><text:span text:style-name="T9"> </text:span><text:span text:style-name="T10">obra,</text:span><text:span text:style-name="T9"> </text:span><text:span text:style-name="T10">o</text:span><text:span text:style-name="T9"> </text:span><text:span text:style-name="T10">genera</text:span><text:span text:style-name="T9"> </text:span><text:span text:style-name="T10">una</text:span><text:span text:style-name="T9"> </text:span><text:span text:style-name="T10">obra</text:span><text:span text:style-name="T9"> </text:span><text:span text:style-name="T10">derivada,</text:span><text:span text:style-name="T9"> </text:span><text:span text:style-name="T10">sólo</text:span><text:span text:style-name="T9"> </text:span><text:span text:style-name="T10">puede</text:span><text:span text:style-name="T9"> </text:span><text:span text:style-name="T10">distribuir</text:span><text:span text:style-name="T9"> </text:span><text:span text:style-name="T10">la</text:span><text:span text:style-name="T9"> </text:span><text:span text:style-name="T10">obra</text:span><text:span text:style-name="T9"> </text:span><text:span text:style-name="T10">generada</text:span><text:span text:style-name="T9"> </text:span><text:span text:style-name="T10">bajo</text:span><text:span text:style-name="T9"> </text:span><text:span text:style-name="T10">una</text:span><text:span text:style-name="T9"> </text:span><text:span text:style-name="T10">licencia</text:span><text:span text:style-name="T9"> </text:span><text:span text:style-name="T10">idéntica</text:span><text:span text:style-name="T9"> </text:span><text:span text:style-name="T10">a</text:span><text:span text:style-name="T9"> </text:span><text:span text:style-name="T10">ésta.</text:span></text:p>
            <text:p text:style-name="P28"/>
            <text:list xml:id="list185042018" text:style-name="WW8Num2">
              <text:list-item>
                <text:p text:style-name="P23">Al<text:span text:style-name="T11"> </text:span>reutilizar<text:span text:style-name="T11"> </text:span>o<text:span text:style-name="T11"> </text:span>distribuir<text:span text:style-name="T11"> </text:span>la<text:span text:style-name="T11"> </text:span>obra,<text:span text:style-name="T11"> </text:span>tiene<text:span text:style-name="T11"> </text:span>que<text:span text:style-name="T11"> </text:span>dejar<text:span text:style-name="T11"> </text:span>bien<text:span text:style-name="T11"> </text:span>claro<text:span text:style-name="T11"> </text:span>los<text:span text:style-name="T11"> </text:span>términos<text:span text:style-name="T11"> </text:span>de<text:span text:style-name="T11"> </text:span>la<text:span text:style-name="T11"> </text:span>licencia<text:span text:style-name="T11"> </text:span>de<text:span text:style-name="T11"> </text:span>esta<text:span text:style-name="T11"> </text:span>obra.</text:p>
              </text:list-item>
              <text:list-item>
                <text:p text:style-name="P23">Alguna<text:span text:style-name="T11"> </text:span>de<text:span text:style-name="T11"> </text:span>estas<text:span text:style-name="T11"> </text:span>condiciones<text:span text:style-name="T11"> </text:span>puede<text:span text:style-name="T11"> </text:span>no<text:span text:style-name="T11"> </text:span>aplicarse<text:span text:style-name="T11"> </text:span>si<text:span text:style-name="T11"> </text:span>se<text:span text:style-name="T11"> </text:span>obtiene<text:span text:style-name="T11"> </text:span>el<text:span text:style-name="T11"> </text:span>permiso<text:span text:style-name="T11"> </text:span>del<text:span text:style-name="T11"> </text:span>titular<text:span text:style-name="T11"> </text:span>de<text:span text:style-name="T11"> </text:span>los<text:span text:style-name="T11"> </text:span>derechos<text:span text:style-name="T11"> </text:span>de<text:span text:style-name="T11"> </text:span>autor</text:p>
              </text:list-item>
            </text:list>
            <text:p text:style-name="P20"/>
            <text:p text:style-name="P19">Los<text:span text:style-name="T11"> </text:span>derechos<text:span text:style-name="T11"> </text:span>derivados<text:span text:style-name="T11"> </text:span>de<text:span text:style-name="T11"> </text:span>usos<text:span text:style-name="T11"> </text:span>legítimos<text:span text:style-name="T11"> </text:span>u<text:span text:style-name="T11"> </text:span>otras<text:span text:style-name="T11"> </text:span>limitaciones<text:span text:style-name="T11"> </text:span>no<text:span text:style-name="T11"> </text:span>se<text:span text:style-name="T11"> </text:span>ven<text:span text:style-name="T11"> </text:span>afectados<text:span text:style-name="T11"> </text:span>por<text:span text:style-name="T11"> </text:span>lo<text:span text:style-name="T11"> </text:span>anterior.</text:p>
            <text:p text:style-name="P18"/>
            <text:p text:style-name="P17">[<text:span text:style-name="T11"> http://creativecommons.org/licenses/by-sa/3.0/es </text:span>]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1" svg:font-family="'Courier New'" style:font-family-generic="modern" style:font-pitch="fixed"/>
    <style:font-face style:name="Courier New" svg:font-family="'Courier New'" style:font-adornments="Predeterminado" style:font-family-generic="modern" style:font-pitch="fixed"/>
    <style:font-face style:name="DejaVu Sans Mono" svg:font-family="'DejaVu Sans Mono'" style:font-family-generic="modern" style:font-pitch="fixed"/>
    <style:font-face style:name="Arial2" svg:font-family="Arial" style:font-pitch="variable"/>
    <style:font-face style:name="Garamond" svg:font-family="Garamond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Predeterminado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Arial2" style:font-size-asian="12pt" style:language-asian="en" style:country-asian="US" style:font-name-complex="Arial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text-properties fo:color="#000000" style:font-name="Arial"/>
    </style:style>
    <style:style style:name="First_20_line_20_indent" style:display-name="First line indent" style:family="paragraph" style:parent-style-name="Text_20_body" style:class="text"/>
    <style:style style:name="Hanging_20_indent" style:display-name="Hanging indent" style:family="paragraph" style:parent-style-name="Text_20_body" style:class="text"/>
    <style:style style:name="Text_20_body_20_indent" style:display-name="Text body indent" style:family="paragraph" style:parent-style-name="Text_20_body" style:class="text"/>
    <style:style style:name="Salutation" style:family="paragraph" style:parent-style-name="Standard" style:class="text"/>
    <style:style style:name="Signature" style:family="paragraph" style:parent-style-name="Standard" style:class="text"/>
    <style:style style:name="List_20_Indent" style:display-name="List Indent" style:family="paragraph" style:parent-style-name="Text_20_body" style:class="text"/>
    <style:style style:name="Marginalia" style:family="paragraph" style:parent-style-name="Text_20_body" style:class="text"/>
    <style:style style:name="Heading" style:family="paragraph" style:parent-style-name="Standard" style:class="text"/>
    <style:style style:name="Heading_20_1" style:display-name="Heading 1" style:family="paragraph" style:parent-style-name="Heading" style:default-outline-level="1" style:class="text"/>
    <style:style style:name="Heading_20_2" style:display-name="Heading 2" style:family="paragraph" style:parent-style-name="Heading" style:default-outline-level="2" style:class="text"/>
    <style:style style:name="Heading_20_3" style:display-name="Heading 3" style:family="paragraph" style:parent-style-name="Heading" style:default-outline-level="3" style:class="text"/>
    <style:style style:name="Heading_20_4" style:display-name="Heading 4" style:family="paragraph" style:parent-style-name="Heading" style:default-outline-level="4" style:class="text"/>
    <style:style style:name="Heading_20_5" style:display-name="Heading 5" style:family="paragraph" style:parent-style-name="Heading" style:default-outline-level="5" style:class="text"/>
    <style:style style:name="Heading_20_6" style:display-name="Heading 6" style:family="paragraph" style:parent-style-name="Heading" style:default-outline-level="6" style:class="text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List" style:family="paragraph" style:parent-style-name="Text_20_body" style:class="list"/>
    <style:style style:name="Numbering_20_1_20_Start" style:display-name="Numbering 1 Start" style:family="paragraph" style:parent-style-name="List" style:class="list"/>
    <style:style style:name="Numbering_20_1" style:display-name="Numbering 1" style:family="paragraph" style:parent-style-name="List" style:class="list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_20_Start" style:display-name="List 1 Start" style:family="paragraph" style:parent-style-name="List" style:class="list"/>
    <style:style style:name="List_20_1" style:display-name="List 1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_20_Start" style:display-name="List 2 Start" style:family="paragraph" style:parent-style-name="List" style:class="list"/>
    <style:style style:name="List_20_2" style:display-name="List 2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_20_Start" style:display-name="List 3 Start" style:family="paragraph" style:parent-style-name="List" style:class="list"/>
    <style:style style:name="List_20_3" style:display-name="List 3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_20_Start" style:display-name="List 4 Start" style:family="paragraph" style:parent-style-name="List" style:class="list"/>
    <style:style style:name="List_20_4" style:display-name="List 4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_20_Start" style:display-name="List 5 Start" style:family="paragraph" style:parent-style-name="List" style:class="list"/>
    <style:style style:name="List_20_5" style:display-name="List 5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Header" style:family="paragraph" style:parent-style-name="Standard" style:class="extra"/>
    <style:style style:name="Header_20_left" style:display-name="Header left" style:family="paragraph" style:parent-style-name="Standard" style:class="extra"/>
    <style:style style:name="Header_20_right" style:display-name="Header right" style:family="paragraph" style:parent-style-name="Standard" style:class="extra"/>
    <style:style style:name="Footer" style:family="paragraph" style:parent-style-name="Standard" style:class="extra"/>
    <style:style style:name="Footer_20_left" style:display-name="Footer left" style:family="paragraph" style:parent-style-name="Standard" style:class="extra"/>
    <style:style style:name="Footer_20_right" style:display-name="Footer right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Caption" style:family="paragraph" style:parent-style-name="Standard" style:class="extra"/>
    <style:style style:name="Illustration" style:family="paragraph" style:parent-style-name="Caption" style:class="extra"/>
    <style:style style:name="Table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Footnote" style:family="paragraph" style:parent-style-name="Standard" style:class="extra"/>
    <style:style style:name="Addressee" style:family="paragraph" style:parent-style-name="Standard" style:class="extra"/>
    <style:style style:name="Sender" style:family="paragraph" style:parent-style-name="Standard" style:class="extra"/>
    <style:style style:name="Endnote" style:family="paragraph" style:parent-style-name="Standard" style:class="extra"/>
    <style:style style:name="Drawing" style:family="paragraph" style:parent-style-name="Caption" style:class="extra"/>
    <style:style style:name="Index" style:family="paragraph" style:parent-style-name="Standard" style:class="index"/>
    <style:style style:name="Index_20_Heading" style:display-name="Index Heading" style:family="paragraph" style:parent-style-name="Heading" style:class="index"/>
    <style:style style:name="Index_20_1" style:display-name="Index 1" style:family="paragraph" style:parent-style-name="Index" style:class="index"/>
    <style:style style:name="Index_20_2" style:display-name="Index 2" style:family="paragraph" style:parent-style-name="Index" style:class="index"/>
    <style:style style:name="Index_20_3" style:display-name="Index 3" style:family="paragraph" style:parent-style-name="Index" style:class="index"/>
    <style:style style:name="Index_20_Separator" style:display-name="Index Separator" style:family="paragraph" style:parent-style-name="Index" style:class="index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User_20_Index_20_Heading" style:display-name="User Index Heading" style:family="paragraph" style:parent-style-name="Heading" style:class="index"/>
    <style:style style:name="User_20_Index_20_1" style:display-name="User Index 1" style:family="paragraph" style:parent-style-name="Index" style:class="index"/>
    <style:style style:name="User_20_Index_20_2" style:display-name="User Index 2" style:family="paragraph" style:parent-style-name="Index" style:class="index"/>
    <style:style style:name="User_20_Index_20_3" style:display-name="User Index 3" style:family="paragraph" style:parent-style-name="Index" style:class="index"/>
    <style:style style:name="User_20_Index_20_4" style:display-name="User Index 4" style:family="paragraph" style:parent-style-name="Index" style:class="index"/>
    <style:style style:name="User_20_Index_20_5" style:display-name="User Index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Object_20_index_20_heading" style:display-name="Object index heading" style:family="paragraph" style:parent-style-name="Heading" style:class="index"/>
    <style:style style:name="Object_20_index_20_1" style:display-name="Object index 1" style:family="paragraph" style:parent-style-name="Index" style:class="index"/>
    <style:style style:name="Table_20_index_20_heading" style:display-name="Table index heading" style:family="paragraph" style:parent-style-name="Heading" style:class="index"/>
    <style:style style:name="Table_20_index_20_1" style:display-name="Table index 1" style:family="paragraph" style:parent-style-name="Index" style:class="index"/>
    <style:style style:name="Bibliography_20_Heading" style:display-name="Bibliography Heading" style:family="paragraph" style:parent-style-name="Heading" style:class="index"/>
    <style:style style:name="Bibliography_20_1" style:display-name="Bibliography 1" style:family="paragraph" style:parent-style-name="Index" style:class="index"/>
    <style:style style:name="User_20_Index_20_6" style:display-name="User Index 6" style:family="paragraph" style:parent-style-name="Index" style:class="index"/>
    <style:style style:name="User_20_Index_20_7" style:display-name="User Index 7" style:family="paragraph" style:parent-style-name="Index" style:class="index"/>
    <style:style style:name="User_20_Index_20_8" style:display-name="User Index 8" style:family="paragraph" style:parent-style-name="Index" style:class="index"/>
    <style:style style:name="User_20_Index_20_9" style:display-name="User Index 9" style:family="paragraph" style:parent-style-name="Index" style:class="index"/>
    <style:style style:name="User_20_Index_20_10" style:display-name="User Index 10" style:family="paragraph" style:parent-style-name="Index" style:class="index"/>
    <style:style style:name="Title" style:family="paragraph" style:parent-style-name="Heading" style:class="chapter"/>
    <style:style style:name="Subtitle" style:family="paragraph" style:parent-style-name="Heading" style:class="chapter"/>
    <style:style style:name="Quotations" style:family="paragraph" style:parent-style-name="Standard" style:class="html"/>
    <style:style style:name="Preformatted_20_Text" style:display-name="Preformatted Text" style:family="paragraph" style:parent-style-name="Standard" style:class="html"/>
    <style:style style:name="Horizontal_20_Line" style:display-name="Horizontal Line" style:family="paragraph" style:parent-style-name="Standard" style:class="html"/>
    <style:style style:name="List_20_Contents" style:display-name="List Contents" style:family="paragraph" style:parent-style-name="Standard" style:class="html"/>
    <style:style style:name="List_20_Heading" style:display-name="List Heading" style:family="paragraph" style:parent-style-name="Standard" style:class="html"/>
    <style:style style:name="codigo" style:family="paragraph" style:parent-style-name="Text_20_body" style:class="text">
      <style:text-properties style:font-name="Courier New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ACRONYM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DejaVu Sans Mono" fo:font-size="10.5pt" style:font-name-asian="DejaVu Sans Mono" style:font-name-complex="DejaVu Sans Mono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Definition" style:family="text"/>
    <style:style style:name="Example" style:family="text">
      <style:text-properties style:font-name="DejaVu Sans Mono" style:font-name-asian="DejaVu Sans Mono" style:font-name-complex="DejaVu Sans Mono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WW8Num3z0" style:family="text">
      <style:text-properties style:font-name="Symbol" style:font-name-complex="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✗">
        <style:list-level-properties text:list-level-position-and-space-mode="label-alignment">
          <style:list-level-label-alignment text:label-followed-by="listtab" text:list-tab-stop-position="0.25cm" fo:text-indent="-0.4cm" fo:margin-left="4.001cm"/>
        </style:list-level-properties>
        <style:text-properties style:font-name="OpenSymbol"/>
      </text:list-level-style-bullet>
    </text:list-style>
    <text:list-style style:name="WW8Num2" text:consecutive-numbering="true">
      <text:list-level-style-number text:level="1" style:num-suffix="-" style:num-format="1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1">
      <text:list-level-style-number text:level="1" style:num-suffix="." style:num-format="1">
        <style:list-level-properties text:min-label-width="0.499cm"/>
      </text:list-level-style-number>
      <text:list-level-style-number text:level="2" style:num-suffix="." style:num-format="1">
        <style:list-level-properties text:space-before="0.501cm" text:min-label-width="0.499cm"/>
      </text:list-level-style-number>
      <text:list-level-style-number text:level="3" style:num-suffix="." style:num-format="1">
        <style:list-level-properties text:space-before="1cm" text:min-label-width="0.499cm"/>
      </text:list-level-style-number>
      <text:list-level-style-number text:level="4" style:num-suffix="." style:num-format="1">
        <style:list-level-properties text:space-before="1.501cm" text:min-label-width="0.499cm"/>
      </text:list-level-style-number>
      <text:list-level-style-number text:level="5" style:num-suffix="." style:num-format="1">
        <style:list-level-properties text:space-before="2cm" text:min-label-width="0.499cm"/>
      </text:list-level-style-number>
      <text:list-level-style-number text:level="6" style:num-suffix="." style:num-format="1">
        <style:list-level-properties text:space-before="2.501cm" text:min-label-width="0.499cm"/>
      </text:list-level-style-number>
      <text:list-level-style-number text:level="7" style:num-suffix="." style:num-format="1">
        <style:list-level-properties text:space-before="3.001cm" text:min-label-width="0.499cm"/>
      </text:list-level-style-number>
      <text:list-level-style-number text:level="8" style:num-suffix="." style:num-format="1">
        <style:list-level-properties text:space-before="3.502cm" text:min-label-width="0.499cm"/>
      </text:list-level-style-number>
      <text:list-level-style-number text:level="9" style:num-suffix="." style:num-format="1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 text:consecutive-numbering="true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2.667cm" fo:text-indent="-0.635cm" fo:margin-left="2.66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3.073cm" fo:border="none" fo:padding="0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creation-date>2006-10-17T21:47:29</meta:creation-date>
    <dc:date>2011-11-06T23:02:02</dc:date>
    <meta:print-date>2006-12-12T00:09:40</meta:print-date>
    <dc:language>es-ES</dc:language>
    <meta:editing-cycles>79</meta:editing-cycles>
    <meta:editing-duration>P1DT10H57M20S</meta:editing-duration>
    <dc:creator>ivan </dc:creator>
    <meta:document-statistic meta:table-count="11" meta:image-count="3" meta:object-count="0" meta:page-count="3" meta:paragraph-count="40" meta:word-count="439" meta:character-count="2832" meta:non-whitespace-character-count="2420"/>
    <meta:user-defined meta:name="Info 1"/>
    <meta:user-defined meta:name="Info 2"/>
    <meta:user-defined meta:name="Info 3"/>
    <meta:user-defined meta:name="Info 4"/>
  </office:meta>
</office:document-meta>
</file>